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9.297cm"/>
    </style:style>
    <style:style style:name="co2" style:family="table-column">
      <style:table-column-properties fo:break-before="auto" style:column-width="4.9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3.399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39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修改内容</text:p>
          </table:table-cell>
          <table:table-cell office:value-type="string" calcext:value-type="string">
            <text:p>PLC-F407 – 主CPU20251212</text:p>
          </table:table-cell>
        </table:table-row>
        <table:table-row table:style-name="ro1">
          <table:table-cell office:value-type="string" calcext:value-type="string">
            <text:p>1.Other_Config() 配置运行灯，错误灯，运行开关</text:p>
          </table:table-cell>
          <table:table-cell office:value-type="string" calcext:value-type="string">
            <text:p>✅</text:p>
          </table:table-cell>
        </table:table-row>
        <table:table-row table:style-name="ro2">
          <table:table-cell office:value-type="string" calcext:value-type="string">
            <text:p>2.</text:p>
            <text:p>#define PLC_Lamp     PCout(3)</text:p>
            <text:p>#define run_Lamp     PCout(3)=0</text:p>
            <text:p>#define stop_Lamp    PCout(3)=1 </text:p>
            <text:p>#define Err_lamp     PCout(2)</text:p>
            <text:p>#define run_stop_key PDin(8)    //接通运行 检测PD8引脚</text:p>
            <text:p>#define UART2_EN     PDout(7)//串口2   485使能脚</text:p>
            <text:p>#define UART3_EN     PDout(9)//串口3   485使能脚</text:p>
          </table:table-cell>
          <table:table-cell office:value-type="string" calcext:value-type="string">
            <text:p>✅</text:p>
          </table:table-cell>
        </table:table-row>
        <table:table-row table:style-name="ro3">
          <table:table-cell office:value-type="string" calcext:value-type="string">
            <text:p>3.Input_Config() </text:p>
            <text:p>PLC_REF_X() </text:p>
            <text:p>PLC_X_Filter(uint8_t parameter)  </text:p>
            <text:p> #define X00 PBin(3)......   </text:p>
          </table:table-cell>
          <table:table-cell office:value-type="string" calcext:value-type="string">
            <text:p>✅</text:p>
          </table:table-cell>
        </table:table-row>
        <table:table-row table:style-name="ro3">
          <table:table-cell office:value-type="string" calcext:value-type="string">
            <text:p>4.Out_Config();</text:p>
            <text:p> PLC_REF_Y() </text:p>
            <text:p>PLC_Y_Refresh(void) </text:p>
            <text:p> #define Y00 PCout(9)..... </text:p>
          </table:table-cell>
          <table:table-cell office:value-type="string" calcext:value-type="string">
            <text:p>✅</text:p>
          </table:table-cell>
        </table:table-row>
        <table:table-row table:style-name="ro4">
          <table:table-cell office:value-type="string" calcext:value-type="string">
            <text:p>5.ADC_NUM PLC_ADC_Init(void)</text:p>
          </table:table-cell>
          <table:table-cell office:value-type="string" calcext:value-type="string">
            <text:p>✅</text:p>
          </table:table-cell>
        </table:table-row>
        <table:table-row table:style-name="ro5">
          <table:table-cell office:value-type="string" calcext:value-type="string">
            <text:p>6.USART_InitHard() </text:p>
            <text:p>#define UART2_EN  PEout(4)//串口2   485使能脚</text:p>
            <text:p>#define UART3_EN  PCout(8)//串口3   485使能脚 </text:p>
          </table:table-cell>
          <table:table-cell office:value-type="string" calcext:value-type="string">
            <text:p>✅</text:p>
          </table:table-cell>
        </table:table-row>
        <table:table-row table:style-name="ro6">
          <table:table-cell office:value-type="string" calcext:value-type="string">
            <text:p>7.PLC_ProInstructParse</text:p>
            <text:p>  PLC_StopDefaultInit</text:p>
          </table:table-cell>
          <table:table-cell office:value-type="string" calcext:value-type="string">
            <text:p>✅</text:p>
          </table:table-cell>
        </table:table-row>
        <table:table-row table:style-name="ro4">
          <table:table-cell office:value-type="string" calcext:value-type="string">
            <text:p>8. DS1302 模块添加 ？</text:p>
          </table:table-cell>
          <table:table-cell/>
        </table:table-row>
        <table:table-row table:style-name="ro4">
          <table:table-cell office:value-type="string" calcext:value-type="string">
            <text:p>9. W5500 网口模块添加 ？</text:p>
          </table:table-cell>
          <table:table-cell/>
        </table:table-row>
        <table:table-row table:style-name="ro4">
          <table:table-cell office:value-type="string" calcext:value-type="string">
            <text:p>10.AD8DA4 修改 ？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00/00/00</text:date>, <text:time style:data-style-name="N2" text:time-value="13:35:10.9591542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3:54:50.641558100</meta:creation-date>
    <dc:date>2025-12-13T16:46:59.619958500</dc:date>
    <meta:editing-duration>PT3H24M16S</meta:editing-duration>
    <meta:editing-cycles>3</meta:editing-cycles>
    <meta:generator>LibreOffice/25.8.3.2$Windows_X86_64 LibreOffice_project/8ca8d55c161d602844f5428fa4b58097424e324e</meta:generator>
    <meta:document-statistic meta:table-count="1" meta:cell-count="19" meta:object-count="0"/>
  </office:meta>
</office:document-meta>
</file>